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26.62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trov" table:style-name="ta1">
        <table:shapes>
          <draw:frame draw:z-index="0" draw:style-name="gr1" draw:text-style-name="P1" svg:width="160.1mm" svg:height="89.96mm" svg:x="161.92mm" svg:y="3.25mm">
            <loext:p draw:notify-on-update-of-ranges="petrov.D2:petrov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1mm" svg:height="89.96mm" svg:x="162.64mm" svg:y="98.26mm">
            <loext:p draw:notify-on-update-of-ranges="petrov.E2:petrov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-logB</text:p>
          </table:table-cell>
          <table:table-cell office:value-type="string" calcext:value-type="string">
            <text:p>-dlogB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, t, r, o, v]</text:p>
          </table:table-cell>
          <table:table-cell table:style-name="ce2" office:value-type="float" office:value="1.85556967550871E-027" calcext:value-type="float">
            <text:p>1,86E-27</text:p>
          </table:table-cell>
          <table:table-cell table:formula="of:=-LOG([.C2])" office:value-type="float" office:value="26.7315227335163" calcext:value-type="float">
            <text:p>26,731522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, t, r, o, w]</text:p>
          </table:table-cell>
          <table:table-cell table:style-name="ce2" office:value-type="float" office:value="3.04159519040231E-029" calcext:value-type="float">
            <text:p>3,04E-29</text:p>
          </table:table-cell>
          <table:table-cell table:formula="of:=-LOG([.C3])" office:value-type="float" office:value="28.516898587217" calcext:value-type="float">
            <text:p>28,5168985872</text:p>
          </table:table-cell>
          <table:table-cell table:formula="of:=[.D3]-[.D2]" office:value-type="float" office:value="1.78537585370068" calcext:value-type="float">
            <text:p>1,785375853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, t, r, o, ff]</text:p>
          </table:table-cell>
          <table:table-cell table:style-name="ce2" office:value-type="float" office:value="1.52650366774494E-034" calcext:value-type="float">
            <text:p>1,53E-34</text:p>
          </table:table-cell>
          <table:table-cell table:formula="of:=-LOG([.C4])" office:value-type="float" office:value="33.8163021478806" calcext:value-type="float">
            <text:p>33,8163021479</text:p>
          </table:table-cell>
          <table:table-cell table:formula="of:=[.D4]-[.D3]" office:value-type="float" office:value="5.29940356066357" calcext:value-type="float">
            <text:p>5,299403560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ie, t, r, o, v]</text:p>
          </table:table-cell>
          <table:table-cell table:style-name="ce2" office:value-type="float" office:value="1.90277374127387E-035" calcext:value-type="float">
            <text:p>1,90E-35</text:p>
          </table:table-cell>
          <table:table-cell table:formula="of:=-LOG([.C5])" office:value-type="float" office:value="34.720612850577" calcext:value-type="float">
            <text:p>34,7206128506</text:p>
          </table:table-cell>
          <table:table-cell table:formula="of:=[.D5]-[.D4]" office:value-type="float" office:value="0.904310702696428" calcext:value-type="float">
            <text:p>0,904310702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ie, t, r, o, w]</text:p>
          </table:table-cell>
          <table:table-cell table:style-name="ce2" office:value-type="float" office:value="3.11897070547662E-037" calcext:value-type="float">
            <text:p>3,12E-37</text:p>
          </table:table-cell>
          <table:table-cell table:formula="of:=-LOG([.C6])" office:value-type="float" office:value="36.5059887042777" calcext:value-type="float">
            <text:p>36,5059887043</text:p>
          </table:table-cell>
          <table:table-cell table:formula="of:=[.D6]-[.D5]" office:value-type="float" office:value="1.78537585370068" calcext:value-type="float">
            <text:p>1,785375853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ie, t, r, o, ff]</text:p>
          </table:table-cell>
          <table:table-cell table:style-name="ce2" office:value-type="float" office:value="1.56533658276509E-042" calcext:value-type="float">
            <text:p>1,57E-42</text:p>
          </table:table-cell>
          <table:table-cell table:formula="of:=-LOG([.C7])" office:value-type="float" office:value="41.8053922649413" calcext:value-type="float">
            <text:p>41,8053922649</text:p>
          </table:table-cell>
          <table:table-cell table:formula="of:=[.D7]-[.D6]" office:value-type="float" office:value="5.29940356066359" calcext:value-type="float">
            <text:p>5,299403560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u, t, r, o, v]</text:p>
          </table:table-cell>
          <table:table-cell table:style-name="ce2" office:value-type="float" office:value="2.70963624830241E-046" calcext:value-type="float">
            <text:p>2,71E-46</text:p>
          </table:table-cell>
          <table:table-cell table:formula="of:=-LOG([.C8])" office:value-type="float" office:value="45.5670890065271" calcext:value-type="float">
            <text:p>45,5670890065</text:p>
          </table:table-cell>
          <table:table-cell table:formula="of:=[.D8]-[.D7]" office:value-type="float" office:value="3.76169674158587" calcext:value-type="float">
            <text:p>3,7616967416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u, t, r, o, w]</text:p>
          </table:table-cell>
          <table:table-cell table:style-name="ce2" office:value-type="float" office:value="4.4415559756962E-048" calcext:value-type="float">
            <text:p>4,44E-48</text:p>
          </table:table-cell>
          <table:table-cell table:formula="of:=-LOG([.C9])" office:value-type="float" office:value="47.3524648602278" calcext:value-type="float">
            <text:p>47,3524648602</text:p>
          </table:table-cell>
          <table:table-cell table:formula="of:=[.D9]-[.D8]" office:value-type="float" office:value="1.78537585370068" calcext:value-type="float">
            <text:p>1,785375853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ye, t, r, o, v]</text:p>
          </table:table-cell>
          <table:table-cell table:style-name="ce2" office:value-type="float" office:value="3.42230107665939E-048" calcext:value-type="float">
            <text:p>3,42E-48</text:p>
          </table:table-cell>
          <table:table-cell table:formula="of:=-LOG([.C10])" office:value-type="float" office:value="47.4656817860924" calcext:value-type="float">
            <text:p>47,4656817861</text:p>
          </table:table-cell>
          <table:table-cell table:formula="of:=[.D10]-[.D9]" office:value-type="float" office:value="0.113216925864592" calcext:value-type="float">
            <text:p>0,1132169259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ye, t, r, o, w]</text:p>
          </table:table-cell>
          <table:table-cell table:style-name="ce2" office:value-type="float" office:value="5.60973518389823E-050" calcext:value-type="float">
            <text:p>5,61E-50</text:p>
          </table:table-cell>
          <table:table-cell table:formula="of:=-LOG([.C11])" office:value-type="float" office:value="49.2510576397931" calcext:value-type="float">
            <text:p>49,2510576398</text:p>
          </table:table-cell>
          <table:table-cell table:formula="of:=[.D11]-[.D10]" office:value-type="float" office:value="1.78537585370068" calcext:value-type="float">
            <text:p>1,785375853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je, t, r, o, v]</text:p>
          </table:table-cell>
          <table:table-cell table:style-name="ce2" office:value-type="float" office:value="2.00917793727403E-051" calcext:value-type="float">
            <text:p>2,01E-51</text:p>
          </table:table-cell>
          <table:table-cell table:formula="of:=-LOG([.C12])" office:value-type="float" office:value="50.6969815994617" calcext:value-type="float">
            <text:p>50,6969815995</text:p>
          </table:table-cell>
          <table:table-cell table:formula="of:=[.D12]-[.D11]" office:value-type="float" office:value="1.44592395966862" calcext:value-type="float">
            <text:p>1,445923959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je, t, r, o, w]</text:p>
          </table:table-cell>
          <table:table-cell table:style-name="ce2" office:value-type="float" office:value="3.29338533138063E-053" calcext:value-type="float">
            <text:p>3,29E-53</text:p>
          </table:table-cell>
          <table:table-cell table:formula="of:=-LOG([.C13])" office:value-type="float" office:value="52.4823574531624" calcext:value-type="float">
            <text:p>52,4823574532</text:p>
          </table:table-cell>
          <table:table-cell table:formula="of:=[.D13]-[.D12]" office:value-type="float" office:value="1.78537585370068" calcext:value-type="float">
            <text:p>1,785375853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eu, t, r, o, ff]</text:p>
          </table:table-cell>
          <table:table-cell table:style-name="ce2" office:value-type="float" office:value="2.2291104052206E-053" calcext:value-type="float">
            <text:p>2,23E-53</text:p>
          </table:table-cell>
          <table:table-cell table:formula="of:=-LOG([.C14])" office:value-type="float" office:value="52.6518684208914" calcext:value-type="float">
            <text:p>52,6518684209</text:p>
          </table:table-cell>
          <table:table-cell table:formula="of:=[.D14]-[.D13]" office:value-type="float" office:value="0.169510967729011" calcext:value-type="float">
            <text:p>0,1695109677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ye, t, r, o, ff]</text:p>
          </table:table-cell>
          <table:table-cell table:style-name="ce2" office:value-type="float" office:value="2.81539152886608E-055" calcext:value-type="float">
            <text:p>2,82E-55</text:p>
          </table:table-cell>
          <table:table-cell table:formula="of:=-LOG([.C15])" office:value-type="float" office:value="54.5504612004567" calcext:value-type="float">
            <text:p>54,5504612005</text:p>
          </table:table-cell>
          <table:table-cell table:formula="of:=[.D15]-[.D14]" office:value-type="float" office:value="1.89859277956527" calcext:value-type="float">
            <text:p>1,8985927796</text:p>
          </table:table-cell>
        </table:table-row>
        <table:table-row table:style-name="ro1">
          <table:table-cell office:value-type="string" calcext:value-type="string">
            <text:p>[п, е, т, р, о, в]</text:p>
          </table:table-cell>
          <table:table-cell office:value-type="string" calcext:value-type="string">
            <text:p>[p, je, t, r, o, ff]</text:p>
          </table:table-cell>
          <table:table-cell table:style-name="ce2" office:value-type="float" office:value="1.6528710998471E-058" calcext:value-type="float">
            <text:p>1,65E-58</text:p>
          </table:table-cell>
          <table:table-cell table:formula="of:=-LOG([.C16])" office:value-type="float" office:value="57.7817610138259" calcext:value-type="float">
            <text:p>57,7817610138</text:p>
          </table:table-cell>
          <table:table-cell table:formula="of:=[.D16]-[.D15]" office:value-type="float" office:value="3.23129981336929" calcext:value-type="float">
            <text:p>3,2312998134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7:47:29.277000000</dc:date>
    <meta:editing-duration>PT40S</meta:editing-duration>
    <meta:editing-cycles>1</meta:editing-cycles>
    <meta:document-statistic meta:table-count="1" meta:cell-count="80" meta:object-count="2"/>
    <meta:generator>LibreOffice/5.0.2.2$Windows_x86 LibreOffice_project/37b43f919e4de5eeaca9b9755ed688758a8251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plot-area chart:style-name="ch2" table:cell-range-address="petrov.D2:petrov.D16" svg:x="0.876cm" svg:y="0.178cm" svg:width="14.248cm" svg:height="7.673cm">
          <chartooo:coordinate-region svg:x="1.515cm" svg:y="0.373cm" svg:width="13.609cm" svg:height="6.839cm"/>
          <chart:axis chart:dimension="x" chart:name="primary-x" chart:style-name="ch3">
            <chart:title svg:x="7.828cm" svg:y="8.031cm" chart:style-name="ch4">
              <text:p>N</text:p>
            </chart:title>
          </chart:axis>
          <chart:axis chart:dimension="y" chart:name="primary-y" chart:style-name="ch5">
            <chart:title svg:x="0.013cm" svg:y="4.442cm" chart:style-name="ch6">
              <text:p>-logB</text:p>
            </chart:title>
            <chart:grid chart:style-name="ch7" chart:class="major"/>
          </chart:axis>
          <chart:series chart:style-name="ch8" chart:values-cell-range-address="petrov.D2:petrov.D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7315227335163">
                <text:p>26.7315227335163</text:p>
                <draw:g>
                  <svg:desc>petrov.D2:petrov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16898587217">
                <text:p>28.516898587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8163021478806">
                <text:p>33.816302147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720612850577">
                <text:p>34.720612850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059887042777">
                <text:p>36.505988704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8053922649413">
                <text:p>41.8053922649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5670890065271">
                <text:p>45.567089006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3524648602278">
                <text:p>47.3524648602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4656817860924">
                <text:p>47.4656817860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2510576397931">
                <text:p>49.2510576397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969815994617">
                <text:p>50.6969815994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4823574531624">
                <text:p>52.482357453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6518684208914">
                <text:p>52.6518684208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5504612004567">
                <text:p>54.5504612004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17610138259">
                <text:p>57.7817610138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bar" chart:style-name="ch1">
        <chart:plot-area chart:style-name="ch2" table:cell-range-address="petrov.E2:petrov.E16" svg:x="0.961cm" svg:y="0.178cm" svg:width="14.012cm" svg:height="7.673cm">
          <chartooo:coordinate-region svg:x="1.406cm" svg:y="0.373cm" svg:width="13.567cm" svg:height="6.839cm"/>
          <chart:axis chart:dimension="x" chart:name="primary-x" chart:style-name="ch3">
            <chart:title svg:x="7.795cm" svg:y="8.031cm" chart:style-name="ch4">
              <text:p>N</text:p>
            </chart:title>
          </chart:axis>
          <chart:axis chart:dimension="y" chart:name="primary-y" chart:style-name="ch5">
            <chart:title svg:x="0.098cm" svg:y="4.53cm" chart:style-name="ch6">
              <text:p>-dlogB</text:p>
            </chart:title>
            <chart:grid chart:style-name="ch7" chart:class="major"/>
          </chart:axis>
          <chart:series chart:style-name="ch8" chart:values-cell-range-address="petrov.E2:petrov.E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etrov.E2:petrov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537585370068">
                <text:p>1.78537585370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9940356066357">
                <text:p>5.29940356066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4310702696428">
                <text:p>0.904310702696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8537585370068">
                <text:p>1.7853758537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940356066359">
                <text:p>5.2994035606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6169674158587">
                <text:p>3.76169674158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8537585370068">
                <text:p>1.78537585370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216925864592">
                <text:p>0.113216925864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537585370068">
                <text:p>1.7853758537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4592395966862">
                <text:p>1.44592395966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537585370068">
                <text:p>1.7853758537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510967729011">
                <text:p>0.169510967729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9859277956527">
                <text:p>1.89859277956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129981336929">
                <text:p>3.23129981336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